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mbria1" svg:font-family="Cambria" style:font-family-generic="roman" style:font-pitch="variable"/>
    <style:font-face style:name="Cambria" svg:font-family="Cambria" style:font-adornments="Normal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74cm" fo:border-left="none" fo:border-right="none" fo:border-top="none" fo:border-bottom="0.06pt solid #000000" style:join-border="false"/>
      <style:text-properties fo:color="#c5000b" style:font-name="Calibri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Footer">
      <style:paragraph-properties fo:text-align="start" style:justify-single-word="false"/>
      <style:text-properties fo:color="#c5000b" style:font-name="Calibri2" fo:font-size="10pt" style:font-size-asian="10pt" style:font-size-complex="10pt"/>
    </style:style>
    <style:style style:name="P3" style:family="paragraph" style:parent-style-name="Footer">
      <style:paragraph-properties fo:text-align="start" style:justify-single-word="false"/>
      <style:text-properties fo:color="#ffffff" style:font-name="Calibri2" fo:font-size="11pt" style:font-size-asian="11pt" style:font-size-complex="11pt"/>
    </style:style>
    <style:style style:name="P4" style:family="paragraph" style:parent-style-name="Text_20_body">
      <style:paragraph-properties fo:margin-left="0cm" fo:margin-right="1.81cm" fo:line-height="150%" fo:text-align="start" style:justify-single-word="false" fo:text-indent="0cm" style:auto-text-indent="false"/>
      <style:text-properties fo:color="#7f7f7f"/>
    </style:style>
    <style:style style:name="P5" style:family="paragraph" style:parent-style-name="Text_20_body">
      <style:paragraph-properties fo:margin-left="0cm" fo:margin-right="1.81cm" fo:line-height="150%" fo:text-align="start" style:justify-single-word="false" fo:text-indent="0cm" style:auto-text-indent="false"/>
      <style:text-properties fo:color="#7f7f7f" fo:font-size="16pt" fo:language="en" fo:country="US" fo:font-weight="bold"/>
    </style:style>
    <style:style style:name="P6" style:family="paragraph" style:parent-style-name="Text_20_body">
      <style:paragraph-properties fo:margin-left="0cm" fo:margin-right="1.81cm" fo:line-height="115%" fo:text-align="start" style:justify-single-word="false" fo:text-indent="0cm" style:auto-text-indent="false"/>
      <style:text-properties fo:color="#7f7f7f" fo:font-size="14pt" fo:language="en" fo:country="US"/>
    </style:style>
    <style:style style:name="P7" style:family="paragraph" style:parent-style-name="Text_20_body">
      <style:paragraph-properties fo:margin-left="0cm" fo:margin-right="1.81cm" fo:line-height="150%" fo:text-align="start" style:justify-single-word="false" fo:text-indent="0cm" style:auto-text-indent="false"/>
      <style:text-properties fo:color="#7f7f7f" fo:font-size="14pt" fo:language="en" fo:country="US"/>
    </style:style>
    <style:style style:name="P8" style:family="paragraph" style:parent-style-name="Text_20_body">
      <style:paragraph-properties fo:margin-left="0cm" fo:margin-right="1.81cm" fo:line-height="115%" fo:text-align="start" style:justify-single-word="false" fo:text-indent="0cm" style:auto-text-indent="false"/>
    </style:style>
    <style:style style:name="P9" style:family="paragraph" style:parent-style-name="Text_20_body">
      <style:paragraph-properties fo:margin-left="0cm" fo:margin-right="1.81cm" fo:line-height="150%" fo:text-align="start" style:justify-single-word="false" fo:text-indent="0cm" style:auto-text-indent="false"/>
      <style:text-properties fo:color="#595959" fo:font-size="14pt" fo:language="en" fo:country="US" fo:font-weight="bold"/>
    </style:style>
    <style:style style:name="P10" style:family="paragraph" style:parent-style-name="Text_20_body">
      <style:paragraph-properties fo:text-align="start" style:justify-single-word="false"/>
      <style:text-properties fo:color="#ad0000" fo:font-size="20pt" fo:language="en" fo:country="US" fo:font-style="italic" fo:font-weight="bold"/>
    </style:style>
    <style:style style:name="P11" style:family="paragraph" style:parent-style-name="Frame_20_contents">
      <style:paragraph-properties fo:text-align="end" style:justify-single-word="false"/>
      <style:text-properties style:font-name="Cambria1" fo:font-size="28pt" fo:font-style="italic" style:font-size-asian="28pt" style:font-style-asian="italic" style:font-size-complex="28pt" style:font-style-complex="italic"/>
    </style:style>
    <style:style style:name="P12" style:family="paragraph" style:parent-style-name="Frame_20_contents">
      <style:paragraph-properties fo:text-align="start" style:justify-single-word="false"/>
    </style:style>
    <style:style style:name="P13" style:family="paragraph" style:parent-style-name="Normal">
      <style:paragraph-properties fo:break-before="page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8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8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Normal" style:master-page-name="First_20_Page">
      <style:paragraph-properties style:page-number="auto"/>
    </style:style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fo:font-size="28pt" fo:font-style="italic" style:font-size-asian="28pt" style:font-style-asian="italic" style:font-size-complex="28pt" style:font-style-complex="italic"/>
    </style:style>
    <style:style style:name="T1" style:family="text">
      <style:text-properties fo:color="#7f7f7f" fo:font-size="14pt" fo:language="en" fo:country="US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7e0021" style:background-transparency="0%" fo:padding="0.15cm" fo:border="non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#800000" style:background-transparency="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.15cm" fo:border="none"/>
    </style:style>
    <style:style style:name="gr1" style:family="graphic">
      <style:graphic-properties draw:stroke="none" draw:fill="gradient" draw:fill-color="#99284c" draw:fill-gradient-name="Modelio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99284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4c19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solid" draw:fill-color="#c5000b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gradient" draw:fill-color="#b84747" draw:fill-gradient-name="Modelio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ffffff" draw:fill="solid" draw:fill-color="#800000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cm" svg:stroke-color="#800000" draw:fill="solid" draw:fill-color="#8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&lt;company&gt;" text:name="Company"/>
        <text:user-field-decl office:value-type="string" office:string-value="&lt;address&gt;" text:name="Address"/>
        <text:user-field-decl office:value-type="string" office:string-value="&lt;version&gt;" text:name="Version"/>
        <text:user-field-decl office:value-type="string" office:string-value="&lt;status&gt;" text:name="Status"/>
        <text:user-field-decl office:value-type="string" office:string-value="&lt;date&gt;" text:name="PublishDate"/>
        <text:user-field-decl office:value-type="string" office:string-value="&lt;copyright&gt;" text:name="Copyright"/>
      </text:user-field-decls>
      <draw:frame draw:style-name="fr2" draw:name="Cadre2" text:anchor-type="page" text:anchor-page-number="1" svg:x="3.579cm" svg:y="6.119cm" svg:width="17.011cm" draw:z-index="11">
        <draw:text-box fo:min-height="3.138cm">
          <text:p text:style-name="P11"><text:title>&lt;title&gt;</text:title></text:p>
        </draw:text-box>
      </draw:frame>
      <text:p text:style-name="P20"><draw:frame draw:style-name="fr3" draw:name="Cadre3" text:anchor-type="paragraph" svg:x="5.913cm" svg:y="10.123cm" svg:width="11.072cm" draw:z-index="12"><draw:text-box fo:min-height="15.489cm"><text:p text:style-name="P10"><text:subject>&lt;subject&gt;</text:subject></text:p><text:p text:style-name="P4"> </text:p><text:p text:style-name="P4"> </text:p><text:p text:style-name="P5">Author: <text:user-defined style:data-style-name="N0" text:name="Author">&lt;author&gt;</text:user-defined></text:p><text:p text:style-name="P8"><text:span text:style-name="T1">Version: </text:span><text:span text:style-name="T1"><text:user-defined style:data-style-name="N0" text:name="Version">&lt;version&gt;</text:user-defined></text:span></text:p><text:p text:style-name="P6">Status: <text:user-defined style:data-style-name="N0" text:name="Status">&lt;status&gt;</text:user-defined></text:p><text:p text:style-name="P6">Publication: <text:user-defined style:data-style-name="N0" text:name="PublishDate">&lt;date&gt;</text:user-defined></text:p><text:p text:style-name="P8"><text:span text:style-name="T1">Copyright: </text:span><text:span text:style-name="T1"><text:user-defined style:data-style-name="N0" text:name="Copyright">&lt;copyright&gt;</text:user-defined></text:span></text:p><text:p text:style-name="P4"> </text:p><text:p text:style-name="P4"> </text:p><text:p text:style-name="P4"> </text:p><text:p text:style-name="P4"> </text:p><text:p text:style-name="P9"><text:user-defined style:data-style-name="N0" text:name="Company">&lt;company&gt;</text:user-defined></text:p><text:p text:style-name="P7"><text:user-defined style:data-style-name="N0" text:name="Address">&lt;address&gt;</text:user-defined></text:p><text:p text:style-name="P4"> </text:p><text:p text:style-name="P12"/></draw:text-box></draw:frame><draw:rect text:anchor-type="paragraph" draw:z-index="4" draw:style-name="gr5" draw:text-style-name="P21" svg:width="4.791cm" svg:height="29.691cm" svg:x="-2cm" svg:y="-1.99cm"><text:p/></draw:rect><draw:rect text:anchor-type="paragraph" draw:z-index="5" draw:style-name="gr1" draw:text-style-name="P21" svg:width="1.011cm" svg:height="20.381cm" svg:x="2.909cm" svg:y="-26.751cm"><text:p/></draw:rect><draw:rect text:anchor-type="paragraph" draw:z-index="6" draw:style-name="gr4" draw:text-style-name="P21" svg:width="1.001cm" svg:height="3.001cm" svg:x="2.909cm" svg:y="18.48cm"><text:p/></draw:rect><draw:rect text:anchor-type="paragraph" draw:z-index="7" draw:style-name="gr2" draw:text-style-name="P21" svg:width="1.001cm" svg:height="3.001cm" svg:x="2.907cm" svg:y="21.574cm"><text:p/></draw:rect><draw:rect text:anchor-type="paragraph" draw:z-index="8" draw:style-name="gr3" draw:text-style-name="P21" svg:width="1.001cm" svg:height="3.001cm" svg:x="2.907cm" svg:y="24.707cm"><text:p/></draw:rect><draw:custom-shape text:anchor-type="paragraph" draw:z-index="9" draw:style-name="gr6" svg:width="4.483cm" svg:height="4.4cm" svg:x="0.651cm" svg:y="3.42cm"><text:p/><draw:enhanced-geometry svg:viewBox="0 0 21600 21600" draw:path-stretchpoint-x="10800" draw:path-stretchpoint-y="10800" draw:text-areas="?f3 ?f4 ?f5 ?f6" draw:type="round-rectangle" draw:modifiers="5679.04092600248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rect text:anchor-type="paragraph" draw:z-index="10" draw:style-name="gr7" draw:text-style-name="P22" svg:width="16.207cm" svg:height="4.266cm" svg:x="2.792cm" svg:y="3.494cm"><text:p/></draw:rect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Cambria1" svg:font-family="Cambria" style:font-family-generic="roman" style:font-pitch="variable"/>
    <style:font-face style:name="Cambria" svg:font-family="Cambria" style:font-adornments="Normal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Modelio" draw:style="linear" draw:start-color="#c5000b" draw:end-color="#ffffff" draw:start-intensity="100%" draw:end-intensity="100%" draw:angle="1800" draw:border="0%"/>
    <draw:gradient draw:name="Modelio2" draw:style="linear" draw:start-color="#b84747" draw:end-color="#b84747" draw:start-intensity="80%" draw:end-intensity="100%" draw:angle="1800" draw:border="0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" style:class="text">
      <style:paragraph-properties fo:margin-top="0.423cm" fo:margin-bottom="0.212cm" fo:keep-with-next="always"/>
      <style:text-properties fo:color="#800000" style:font-name="Cambria" fo:font-size="16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Calibri" fo:font-size="11pt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Normal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Normal" style:default-outline-level="2" style:list-style-name="Outline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Normal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Normal" style:default-outline-level="4" style:list-style-name="Outline" style:class="text">
      <style:text-properties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Normal" style:default-outline-level="5" style:list-style-name="Outline" style:class="text">
      <style:text-properties fo:font-size="85%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Normal" style:default-outline-level="6" style:list-style-name="Outline" style:class="text" style:master-page-name="">
      <style:paragraph-properties fo:margin-left="0.76cm" fo:margin-right="0cm" fo:text-indent="-0.76cm" style:auto-text-indent="false" style:page-number="auto" fo:background-color="transparent" style:shadow="none">
        <style:tab-stops/>
        <style:background-image/>
      </style:paragraph-properties>
      <style:text-properties fo:font-size="75%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Normal" style:default-outline-level="7" style:list-style-name="Outline" style:class="text">
      <style:text-properties fo:font-size="75%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Normal" style:default-outline-level="8" style:list-style-name="Outline" style:class="text">
      <style:text-properties fo:font-size="75%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Normal" style:default-outline-level="9" style:list-style-name="Outline" style:class="text">
      <style:text-properties fo:color="#666666" fo:font-size="75%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Normal" style:default-outline-level="10" style:list-style-name="Outline" style:class="text">
      <style:text-properties fo:color="#c0c0c0" fo:font-size="75%" fo:font-style="italic" fo:font-weight="normal" style:font-size-asian="75%" style:font-weight-asian="bold" style:font-size-complex="75%" style:font-weight-complex="bold"/>
    </style:style>
    <style:style style:name="Section1" style:family="paragraph" style:parent-style-name="Heading_20_1" style:next-style-name="Normal" style:default-outline-level="" style:list-style-name="" style:class="text"/>
    <style:style style:name="Section2" style:family="paragraph" style:parent-style-name="Heading_20_2" style:next-style-name="Normal" style:default-outline-level="" style:list-style-name="" style:class="text"/>
    <style:style style:name="Section3" style:family="paragraph" style:parent-style-name="Heading_20_3" style:next-style-name="Normal" style:default-outline-level="" style:list-style-name="" style:class="text"/>
    <style:style style:name="Section4" style:family="paragraph" style:parent-style-name="Heading_20_4" style:next-style-name="Normal" style:default-outline-level="" style:list-style-name="" style:class="text"/>
    <style:style style:name="Section5" style:family="paragraph" style:parent-style-name="Heading_20_5" style:next-style-name="Normal" style:default-outline-level="" style:list-style-name="" style:class="text">
      <style:text-properties fo:font-weight="normal"/>
    </style:style>
    <style:style style:name="Section6" style:family="paragraph" style:parent-style-name="Heading_20_6" style:next-style-name="Normal" style:default-outline-level="" style:list-style-name="" style:class="text"/>
    <style:style style:name="Section7" style:family="paragraph" style:parent-style-name="Heading_20_7" style:next-style-name="Normal" style:default-outline-level="" style:list-style-name="" style:class="text"/>
    <style:style style:name="Section8" style:family="paragraph" style:parent-style-name="Heading_20_8" style:next-style-name="Normal" style:default-outline-level="" style:list-style-name="" style:class="text"/>
    <style:style style:name="Section9" style:family="paragraph" style:parent-style-name="Heading_20_9" style:next-style-name="Normal" style:default-outline-level="" style:list-style-name="" style:class="text"/>
    <style:style style:name="Normal" style:family="paragraph" style:parent-style-name="Text_20_body"/>
    <style:style style:name="ParagrapheDeListe" style:family="paragraph" style:parent-style-name="Normal" style:class="text">
      <style:paragraph-properties fo:margin-left="1.27cm" fo:margin-right="0cm" fo:text-indent="0cm" style:auto-text-indent="false"/>
    </style:style>
    <style:style style:name="SansInterligne" style:family="paragraph" style:parent-style-name="ParagrapheDeListe" style:class="text"/>
    <style:style style:name="SousTitre" style:family="paragraph" style:parent-style-name="Normal" style:class="text">
      <style:paragraph-properties fo:margin-left="1.27cm" fo:margin-right="0cm" fo:line-height="200%" fo:text-indent="0cm" style:auto-text-indent="false" fo:background-color="transparent" style:shadow="none">
        <style:tab-stops/>
        <style:background-image/>
      </style:paragraph-properties>
      <style:text-properties fo:color="#800000" style:font-name="Cambria" fo:font-size="12pt" fo:font-style="italic" style:font-size-asian="10.5pt" style:font-style-asian="italic" style:font-style-complex="italic"/>
    </style:style>
    <style:style style:name="Signature" style:family="paragraph" style:parent-style-name="Standard" style:class="text">
      <style:paragraph-properties text:number-lines="false" text:line-number="0"/>
    </style:style>
    <style:style style:name="Text" style:family="paragraph" style:parent-style-name="Normal" style:class="extra"/>
    <style:style style:name="Section10" style:family="paragraph" style:parent-style-name="Heading_20_10" style:next-style-name="Normal" style:default-outline-level="" style:list-style-name="" style:class="text"/>
    <style:style style:name="normal" style:family="paragraph" style:parent-style-name="Text_20_body">
      <style:paragraph-properties fo:margin-left="0cm" fo:margin-right="1.81cm" fo:text-align="start" style:justify-single-word="false" fo:text-indent="0cm" style:auto-text-indent="false"/>
      <style:text-properties fo:color="#c5000b" fo:font-size="20pt" fo:language="en" fo:country="US" fo:font-style="italic" fo:font-weight="bold"/>
    </style:style>
    <style:style style:name="Illustration" style:family="paragraph" style:parent-style-name="Caption" style:class="extra">
      <style:paragraph-properties fo:text-align="center" style:justify-single-word="false" fo:background-color="transparent" style:shadow="none">
        <style:tab-stops/>
        <style:background-image/>
      </style:paragraph-properties>
    </style:style>
    <style:style style:name="Table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color="#800000" style:font-name="Calibri" fo:font-size="10pt" fo:font-style="normal" style:font-size-asian="10.5pt" style:font-style-asian="italic" style:font-style-complex="italic"/>
    </style:style>
    <style:style style:name="Strong_20_Emphasis" style:display-name="Strong Emphasis" style:family="text">
      <style:text-properties fo:color="#000000" style:font-name="Calibri1" fo:font-size="11pt" fo:font-weight="bold" style:font-size-asian="10.5pt" style:font-weight-asian="bold" style:font-weight-complex="bold"/>
    </style:style>
    <style:style style:name="EmphasePale" style:family="text" style:parent-style-name="Strong_20_Emphasis">
      <style:text-properties fo:color="#c0c0c0" fo:font-size="10pt" fo:font-weight="normal" style:font-size-asian="10.5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 fo:padding="0.074cm" fo:border-left="none" fo:border-right="none" fo:border-top="none" fo:border-bottom="0.06pt solid #000000" style:join-border="false"/>
      <style:text-properties fo:color="#c5000b" style:font-name="Calibri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start" style:justify-single-word="false"/>
      <style:text-properties fo:color="#c5000b" style:font-name="Calibri2" fo:font-size="10pt" style:font-size-asian="10pt" style:font-size-complex="10pt"/>
    </style:style>
    <style:style style:name="MP4" style:family="paragraph" style:parent-style-name="Footer">
      <style:paragraph-properties fo:text-align="start" style:justify-single-word="false"/>
      <style:text-properties fo:color="#ffffff" style:font-name="Calibri2" fo:font-size="11pt" style:font-size-asian="11pt" style:font-size-complex="11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#7e0021" style:background-transparency="0%" fo:padding="0.15cm" fo:border="none">
        <style:background-image/>
      </style:graphic-properties>
    </style:style>
    <style:style style:name="Mgr1" style:family="graphic">
      <style:graphic-properties draw:stroke="none" draw:fill="solid" draw:fill-color="#4c19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fill="solid" draw:fill-color="#c5000b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draw:fill="gradient" draw:fill-color="#99284c" draw:fill-gradient-name="Modelio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stroke="none" draw:fill="solid" draw:fill-color="#99284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draw:rect text:anchor-type="paragraph" draw:z-index="2" draw:style-name="Mgr1" draw:text-style-name="MP2" svg:width="1.001cm" svg:height="3.001cm" svg:x="-1.891cm" svg:y="24.619cm"><text:p/></draw:rect><draw:rect text:anchor-type="paragraph" draw:z-index="3" draw:style-name="Mgr2" draw:text-style-name="MP2" svg:width="1.001cm" svg:height="3.001cm" svg:x="-1.891cm" svg:y="18.436cm"><text:p/></draw:rect><draw:rect text:anchor-type="paragraph" draw:z-index="0" draw:style-name="Mgr3" draw:text-style-name="MP2" svg:width="1.001cm" svg:height="20.337cm" svg:x="-1.891cm" svg:y="-27.1cm"><text:p/></draw:rect><draw:rect text:anchor-type="paragraph" draw:z-index="1" draw:style-name="Mgr4" draw:text-style-name="MP2" svg:width="1.001cm" svg:height="3.001cm" svg:x="-1.891cm" svg:y="21.527cm"><text:p/></draw:rect><text:title>&lt;title&gt;</text:title></text:p>
      </style:header>
      <style:footer>
        <text:p text:style-name="MP3"><draw:frame draw:style-name="Mfr1" draw:name="Cadre1" text:anchor-type="paragraph" svg:x="15.471cm" svg:y="0.175cm" svg:width="3.528cm" draw:z-index="13"><draw:text-box fo:min-height="0.79cm"><text:p text:style-name="MP4">Page <text:page-number text:select-page="current">2</text:page-number></text:p></draw:text-box></draw:frame><text:user-defined style:data-style-name="N0" text:name="Company">&lt;company&gt;</text:user-defined></text:p>
        <text:p text:style-name="MP3"><text:user-defined style:data-style-name="N0" text:name="Address">&lt;address&gt;</text:user-defined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17T16:41:40.27</meta:creation-date>
    <meta:generator>LibreOffice/3.4$Win32 LibreOffice_project/340m1$Build-402</meta:generator>
    <meta:editing-cycles>13</meta:editing-cycles>
    <meta:editing-duration>PT3H27M19S</meta:editing-duration>
    <dc:subject>&lt;subject&gt;</dc:subject>
    <dc:title>&lt;title&gt;</dc:title>
    <meta:initial-creator>&lt;author&gt;</meta:initial-creator>
    <dc:date>2012-01-23T10:34:17</dc:date>
    <dc:creator>&lt;author&gt;</dc:creator>
    <meta:document-statistic meta:table-count="0" meta:image-count="0" meta:object-count="0" meta:page-count="2" meta:paragraph-count="20" meta:word-count="19" meta:character-count="163" meta:non-whitespace-character-count="150"/>
    <meta:user-defined meta:name="Address">&lt;address&gt;</meta:user-defined>
    <meta:user-defined meta:name="Author">&lt;author&gt;</meta:user-defined>
    <meta:user-defined meta:name="Company">&lt;company&gt;</meta:user-defined>
    <meta:user-defined meta:name="Copyright">&lt;copyright&gt;</meta:user-defined>
    <meta:user-defined meta:name="PublishDate" meta:value-type="string">&lt;date&gt;</meta:user-defined>
    <meta:user-defined meta:name="Status" meta:value-type="string">&lt;status&gt;</meta:user-defined>
    <meta:user-defined meta:name="Version" meta:value-type="string">&lt;version&gt;</meta:user-defined>
  </office:meta>
</office:document-meta>
</file>